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9" style:family="table-cell" style:parent-style-name="Default">
      <style:table-cell-properties fo:background-color="#cfe7f5"/>
      <style:text-properties fo:color="#cc0000" style:font-name="Droid Sans Mono" fo:font-weight="bold" style:font-weight-asian="bold" style:font-weight-complex="bold"/>
    </style:style>
    <style:style style:name="ce20" style:family="table-cell" style:parent-style-name="Default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1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99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36" style:family="table-cell" style:parent-style-name="Default">
      <style:text-properties fo:color="#ff3333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ff" fo:font-weight="bold" style:font-weight-asian="bold" style:font-weight-complex="bold"/>
    </style:style>
    <style:style style:name="ce40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b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e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3"/>
        <table:table-column table:style-name="co7" table:default-cell-style-name="ce14"/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2" table:default-cell-style-name="ce27"/>
        <table:table-column table:style-name="co15" table:default-cell-style-name="ce31"/>
        <table:table-column table:style-name="co16" table:default-cell-style-name="Default"/>
        <table:table-column table:style-name="co17" table:default-cell-style-name="ce29"/>
        <table:table-column table:style-name="co12" table:default-cell-style-name="ce1"/>
        <table:table-column table:style-name="co18" table:default-cell-style-name="ce39"/>
        <table:table-column table:style-name="co1" table:default-cell-style-name="ce13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5" office:value-type="string">
            <text:p>Part</text:p>
          </table:table-cell>
          <table:table-cell table:style-name="ce17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26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32" office:value-type="string">
            <text:p>lian</text:p>
          </table:table-cell>
          <table:table-cell table:style-name="ce32" office:value-type="string">
            <text:p>Latin</text:p>
          </table:table-cell>
          <table:table-cell table:style-name="ce32" office:value-type="string">
            <text:p>Romanian</text:p>
          </table:table-cell>
          <table:table-cell table:style-name="ce32" office:value-type="string">
            <text:p>German</text:p>
          </table:table-cell>
          <table:table-cell office:value-type="string">
            <text:p>Priority</text:p>
          </table:table-cell>
          <table:table-cell table:style-name="ce32" office:value-type="string">
            <text:p>count</text:p>
          </table:table-cell>
          <table:table-cell table:style-name="ce40"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bl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D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D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l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D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D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D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D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l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D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bi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D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D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D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D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comun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D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d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D1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d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D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econo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D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enorm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D1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ch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faso</text:p>
          </table:table-cell>
          <table:table-cell table:style-name="ce22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D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D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D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D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D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in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D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i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D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D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en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D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en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D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r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D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gr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D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felix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D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ir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D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guxo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D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D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table:number-columns-repeated="2"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D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etero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D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ez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D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itim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D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joli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D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jone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D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kult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D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lar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table:number-columns-repeated="3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D4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D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D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D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D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D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ei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D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milto</text:p>
          </table:table-cell>
          <table:table-cell office:value-type="string">
            <text:p>milry</text:p>
          </table:table-cell>
          <table:table-cell office:value-type="string">
            <text:p>milr</text:p>
          </table:table-cell>
          <table:table-cell office:value-type="string">
            <text:p>milire</text:p>
          </table:table-cell>
          <table:table-cell office:value-type="string">
            <text:p>milre</text:p>
          </table:table-cell>
          <table:table-cell office:value-type="string">
            <text:p>militum</text:p>
          </table:table-cell>
          <table:table-cell office:value-type="string">
            <text:p>mil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D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ior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D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mort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D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D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t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D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ats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D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D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it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D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D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anto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D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table:number-columns-repeated="4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D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br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D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im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D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D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ovet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D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ch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D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aso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D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echo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D7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ic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D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le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D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lc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D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pl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D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pu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D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osi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D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ovr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D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et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ri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D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D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pr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D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D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ra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a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D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gio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D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nt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D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reto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D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sigf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D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egr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D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mi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D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ipl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ch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D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solt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D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ar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D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adjective</text:p>
          </table:table-cell>
          <table:table-cell office:value-type="string">
            <text:p>tats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D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D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acabo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D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ri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D10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ki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D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arxe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D1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vero</text:p>
          </table:table-cell>
          <table:table-cell table:style-name="ce22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D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jective</text:p>
          </table:table-cell>
          <table:table-cell office:value-type="string">
            <text:p>ver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D1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jective</text:p>
          </table:table-cell>
          <table:table-cell office:value-type="string">
            <text:p>xor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D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delo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D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les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D1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table:number-columns-repeated="2"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D1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or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1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si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/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D1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atu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D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D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e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1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avn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D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ako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bet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D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bi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D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quasi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D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erto</text:p>
          </table:table-cell>
          <table:table-cell office:value-type="string">
            <text:p>certainly, 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D1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apid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claro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D1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ita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D1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ale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D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eja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D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D1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di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D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D1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D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c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D1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coro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D1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D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at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D1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ino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D1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foa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D1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fus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D1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is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1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ism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D1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i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1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D1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just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D1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aso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D1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1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eho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D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D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dverb</text:p>
          </table:table-cell>
          <table:table-cell office:value-type="string">
            <text:p>lugo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D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ap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D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maxo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D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eh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D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D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mi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D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moxo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D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mux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D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D1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a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D1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noh</text:p>
          </table:table-cell>
          <table:table-cell table:style-name="ce23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D1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ok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D1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nuc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D1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onlo</text:p>
          </table:table-cell>
          <table:table-cell office:value-type="string">
            <text:p>just, only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D1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p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D1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table:style-name="ce24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D1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ozo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1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parta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ero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D1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pex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D1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oc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D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avo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D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pret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D1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put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D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adverb</text:p>
          </table:table-cell>
          <table:table-cell office:value-type="string">
            <text:p>q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D1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quso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D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at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D1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echo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D1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ro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D1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af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D1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p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D1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aro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D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a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D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epo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D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igo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D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ipo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D1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adverb</text:p>
          </table:table-cell>
          <table:table-cell office:value-type="string">
            <text:p>soda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D1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D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so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D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sot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D1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D1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unc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D1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D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D1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dverb</text:p>
          </table:table-cell>
          <table:table-cell office:value-type="string">
            <text:p>vero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D1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D1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adverb</text:p>
          </table:table-cell>
          <table:table-cell office:value-type="string">
            <text:p>vi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D1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conjunction</text:p>
          </table:table-cell>
          <table:table-cell office:value-type="string">
            <text:p>sif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D1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onjunctive</text:p>
          </table:table-cell>
          <table:table-cell office:value-type="string">
            <text:p>c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D1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D1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D2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j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D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D2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D2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eterminer</text:p>
          </table:table-cell>
          <table:table-cell office:value-type="string">
            <text:p>i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D2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dio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D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gra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D2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aota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D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aqua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D2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area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D2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aca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D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bobo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D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ora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D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byta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D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ga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D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aia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D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ma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D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n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D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pa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D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asa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D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ata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D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e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D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ica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D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cir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D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uns</text:p>
          </table:table-cell>
          <table:table-cell office:value-type="string">
            <text:p>cola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D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cona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D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cosa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D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coxa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D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ama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D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faxa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36" office:value-type="string">
            <text:p>modo</text:p>
          </table:table-cell>
          <table:table-cell/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D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esa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D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lea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D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oca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D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frea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D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gaba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D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gat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D2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gema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D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eba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D2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nouns</text:p>
          </table:table-cell>
          <table:table-cell office:value-type="string">
            <text:p>hepa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D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hoja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D2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a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D2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hume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D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imja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D2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ara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D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joca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D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juna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D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juga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D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apa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D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ce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D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lega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D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leta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D2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luca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D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ma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D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na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D2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aza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D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/>
          <table:table-cell office:value-type="string">
            <text:p>nouns</text:p>
          </table:table-cell>
          <table:table-cell office:value-type="string">
            <text:p>mela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D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D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moga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D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nouns</text:p>
          </table:table-cell>
          <table:table-cell office:value-type="string">
            <text:p>motra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D2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ata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D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ela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D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ida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D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ga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D2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nina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D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kide</text:p>
          </table:table-cell>
          <table:table-cell office:value-type="string">
            <text:p>girls / 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D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D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noxa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D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oai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D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kia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D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vua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D2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ozea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D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la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D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ana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D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pa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D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nouns</text:p>
          </table:table-cell>
          <table:table-cell office:value-type="string">
            <text:p>pati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D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at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D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exa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D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ide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D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lue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D2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poi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D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popa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D2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ata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D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D2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da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D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ela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D2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sona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D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sora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D2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pa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D2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era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D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teta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D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nouns</text:p>
          </table:table-cell>
          <table:table-cell office:value-type="string">
            <text:p>tola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D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D2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urta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D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vaca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D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venta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D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uns</text:p>
          </table:table-cell>
          <table:table-cell office:value-type="string">
            <text:p>xava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D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uns</text:p>
          </table:table-cell>
          <table:table-cell office:value-type="string">
            <text:p>xuza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D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D2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D2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D2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D3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D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D3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ei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D3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D3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D3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D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uno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D3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umeral</text:p>
          </table:table-cell>
          <table:table-cell office:value-type="string">
            <text:p>x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D3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preposition</text:p>
          </table:table-cell>
          <table:table-cell office:value-type="string">
            <text:p>abe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D3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c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D3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D3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style-name="ce19" office:value-type="string">
            <text:p>auf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D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D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f</text:p>
          </table:table-cell>
          <table:table-cell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D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D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aus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D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aus de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 des</text:p>
          </table:table-cell>
          <table:table-cell office:value-type="string">
            <text:p>BA</text:p>
          </table:table-cell>
          <table:table-cell table:formula="of:=LEN([.D3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table:style-name="ce20" office:value-type="string">
            <text:p>ba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D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bei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D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a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2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ot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D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c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D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cud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D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cyz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D32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table:style-name="ce24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D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l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3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D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D32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D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D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des</text:p>
          </table:table-cell>
          <table:table-cell table:style-name="ce24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D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8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3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et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D33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D3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gato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D3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D3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a</text:p>
          </table:table-cell>
          <table:table-cell table:style-name="ce24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D33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hi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D33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D34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iny</text:p>
          </table:table-cell>
          <table:table-cell table:style-name="ce24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D3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D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it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D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D34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D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D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lehos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D34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ej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D3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D34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lis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D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table:number-columns-repeated="2"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D35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i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D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esy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D3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mi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D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D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nah bei</text:p>
          </table:table-cell>
          <table:table-cell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D356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D35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emai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D3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D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D3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p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D3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ou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D3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D36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D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6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be</text:p>
          </table:table-cell>
          <table:table-cell table:style-name="ce24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oia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D3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D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D3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table:number-columns-repeated="2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D3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D37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D37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ar</text:p>
          </table:table-cell>
          <table:table-cell table:style-name="ce24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D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ca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D3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pisu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D3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D3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pri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D3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e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D3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i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D38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D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retu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D3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D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38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sujet</text:p>
          </table:table-cell>
          <table:table-cell table:style-name="ce24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D3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pr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D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D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D38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D38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su</text:p>
          </table:table-cell>
          <table:table-cell table:style-name="ce24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D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D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eposition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D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D3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D3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D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D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D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unt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D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ux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D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0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er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D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D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ia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D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v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D4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or</text:p>
          </table:table-cell>
          <table:table-cell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D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vue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D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preposition</text:p>
          </table:table-cell>
          <table:table-cell office:value-type="string">
            <text:p>xe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0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eposition</text:p>
          </table:table-cell>
          <table:table-cell office:value-type="string">
            <text:p>xi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D4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D40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D41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D4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ia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D4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zue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D4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et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D4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onoun</text:p>
          </table:table-cell>
          <table:table-cell office:value-type="string">
            <text:p>eto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D41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clu</text:p>
          </table:table-cell>
          <table:table-cell table:style-name="ce25" office:value-type="string">
            <text:p>call</text:p>
          </table:table-cell>
          <table:table-cell table:style-name="ce28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D4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25" office:value-type="string">
            <text:p>help</text:p>
          </table:table-cell>
          <table:table-cell table:style-name="ce28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D4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ivu</text:p>
          </table:table-cell>
          <table:table-cell table:style-name="ce25" office:value-type="string">
            <text:p>arrive</text:p>
          </table:table-cell>
          <table:table-cell table:style-name="ce28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D4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ndu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D4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25" office:value-type="string">
            <text:p>appear</text:p>
          </table:table-cell>
          <table:table-cell table:style-name="ce28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D4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r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D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asku</text:p>
          </table:table-cell>
          <table:table-cell table:style-name="ce25" office:value-type="string">
            <text:p>ask for</text:p>
          </table:table-cell>
          <table:table-cell table:style-name="ce28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D4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uzu</text:p>
          </table:table-cell>
          <table:table-cell table:style-name="ce25" office:value-type="string">
            <text:p>listen</text:p>
          </table:table-cell>
          <table:table-cell table:style-name="ce28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D4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axtu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D4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D4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bezu</text:p>
          </table:table-cell>
          <table:table-cell table:style-name="ce25" office:value-type="string">
            <text:p>need</text:p>
          </table:table-cell>
          <table:table-cell table:style-name="ce28"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D4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busu</text:p>
          </table:table-cell>
          <table:table-cell table:style-name="ce25" office:value-type="string">
            <text:p>lookfor</text:p>
          </table:table-cell>
          <table:table-cell table:style-name="ce28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D4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5" office:value-type="string">
            <text:p>change</text:p>
          </table:table-cell>
          <table:table-cell table:style-name="ce28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D4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gu</text:p>
          </table:table-cell>
          <table:table-cell table:style-name="ce25" office:value-type="string">
            <text:p>convert</text:p>
          </table:table-cell>
          <table:table-cell table:style-name="ce28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D42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25" office:value-type="string">
            <text:p>understand</text:p>
          </table:table-cell>
          <table:table-cell table:style-name="ce28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D4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25" office:value-type="string">
            <text:p>accept</text:p>
          </table:table-cell>
          <table:table-cell table:style-name="ce28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D4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cevu</text:p>
          </table:table-cell>
          <table:table-cell table:style-name="ce25" office:value-type="string">
            <text:p>receive</text:p>
          </table:table-cell>
          <table:table-cell table:style-name="ce28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D4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iv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, wissen</text:p>
          </table:table-cell>
          <table:table-cell office:value-type="string">
            <text:p>AB</text:p>
          </table:table-cell>
          <table:table-cell table:formula="of:=LEN([.D4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cor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D4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25" office:value-type="string">
            <text:p>count</text:p>
          </table:table-cell>
          <table:table-cell table:style-name="ce28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D4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25" office:value-type="string">
            <text:p>create</text:p>
          </table:table-cell>
          <table:table-cell table:style-name="ce28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D4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du</text:p>
          </table:table-cell>
          <table:table-cell table:style-name="ce25" office:value-type="string">
            <text:p>fall</text:p>
          </table:table-cell>
          <table:table-cell table:style-name="ce28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D4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cytu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D4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debu</text:p>
          </table:table-cell>
          <table:table-cell table:style-name="ce25" office:value-type="string">
            <text:p>owe</text:p>
          </table:table-cell>
          <table:table-cell table:style-name="ce28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D4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hu</text:p>
          </table:table-cell>
          <table:table-cell table:style-name="ce25" office:value-type="string">
            <text:p>leave/allow</text:p>
          </table:table-cell>
          <table:table-cell table:style-name="ce28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D4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D4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bu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D4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tell, say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D44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iru</text:p>
          </table:table-cell>
          <table:table-cell table:style-name="ce25" office:value-type="string">
            <text:p>direct</text:p>
          </table:table-cell>
          <table:table-cell table:style-name="ce28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D4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D4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donu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D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D4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entu</text:p>
          </table:table-cell>
          <table:table-cell table:style-name="ce25" office:value-type="string">
            <text:p>enter</text:p>
          </table:table-cell>
          <table:table-cell table:style-name="ce28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D4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escu</text:p>
          </table:table-cell>
          <table:table-cell table:style-name="ce25" office:value-type="string">
            <text:p>exist</text:p>
          </table:table-cell>
          <table:table-cell table:style-name="ce28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D4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D4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far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atu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D45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fixu</text:p>
          </table:table-cell>
          <table:table-cell table:style-name="ce25" office:value-type="string">
            <text:p>end, finish</text:p>
          </table:table-cell>
          <table:table-cell table:style-name="ce28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, sfârsi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D45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fomu</text:p>
          </table:table-cell>
          <table:table-cell table:style-name="ce25" office:value-type="string">
            <text:p>form/make</text:p>
          </table:table-cell>
          <table:table-cell table:style-name="ce28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D45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25" office:value-type="string">
            <text:p>earn/win</text:p>
          </table:table-cell>
          <table:table-cell table:style-name="ce28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D4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25" office:value-type="string">
            <text:p>give</text:p>
          </table:table-cell>
          <table:table-cell table:style-name="ce28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D4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goxu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D4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25" office:value-type="string">
            <text:p>speak, talk</text:p>
          </table:table-cell>
          <table:table-cell table:style-name="ce28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D4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c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D459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haru</text:p>
          </table:table-cell>
          <table:table-cell table:style-name="ce25" office:value-type="string">
            <text:p>have</text:p>
          </table:table-cell>
          <table:table-cell table:style-name="ce28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D46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inzu</text:p>
          </table:table-cell>
          <table:table-cell table:style-name="ce25" office:value-type="string">
            <text:p>begin, start</text:p>
          </table:table-cell>
          <table:table-cell table:style-name="ce28" office:value-type="string">
            <text:p>comenzar, 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, 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D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ivea</text:p>
          </table:table-cell>
          <table:table-cell table:style-name="ce25" office:value-type="string">
            <text:p>discover</text:p>
          </table:table-cell>
          <table:table-cell table:style-name="ce28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D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joku</text:p>
          </table:table-cell>
          <table:table-cell table:style-name="ce25" office:value-type="string">
            <text:p>play</text:p>
          </table:table-cell>
          <table:table-cell table:style-name="ce28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D4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jupo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D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kedu</text:p>
          </table:table-cell>
          <table:table-cell table:style-name="ce25" office:value-type="string">
            <text:p>believe</text:p>
          </table:table-cell>
          <table:table-cell table:style-name="ce28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D4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k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D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kitu</text:p>
          </table:table-cell>
          <table:table-cell table:style-name="ce25" office:value-type="string">
            <text:p>maintain/keep</text:p>
          </table:table-cell>
          <table:table-cell table:style-name="ce28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D4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lavu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D4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D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25" office:value-type="string">
            <text:p>read</text:p>
          </table:table-cell>
          <table:table-cell table:style-name="ce28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D47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livu</text:p>
          </table:table-cell>
          <table:table-cell table:style-name="ce25" office:value-type="string">
            <text:p>live</text:p>
          </table:table-cell>
          <table:table-cell table:style-name="ce28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D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ru</text:p>
          </table:table-cell>
          <table:table-cell table:style-name="ce25" office:value-type="string">
            <text:p>achieve</text:p>
          </table:table-cell>
          <table:table-cell table:style-name="ce28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4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lozu</text:p>
          </table:table-cell>
          <table:table-cell table:style-name="ce25" office:value-type="string">
            <text:p>lose</text:p>
          </table:table-cell>
          <table:table-cell table:style-name="ce28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D4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g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D4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axu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D475])" office:value-type="float" office:value="4">
            <text:p>4</text:p>
          </table:table-cell>
          <table:table-cell table:number-columns-repeated="1008"/>
        </table:table-row>
        <table:table-row table:style-name="ro4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table:style-name="ce25" office:value-type="string">
            <text:p>watch/lookat</text:p>
          </table:table-cell>
          <table:table-cell table:style-name="ce28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, uimit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D4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ru</text:p>
          </table:table-cell>
          <table:table-cell table:style-name="ce25" office:value-type="string">
            <text:p>die</text:p>
          </table:table-cell>
          <table:table-cell table:style-name="ce28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D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mosu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D4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D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moxu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D480])" office:value-type="float" office:value="4">
            <text:p>4</text:p>
          </table:table-cell>
          <table:table-cell table:number-columns-repeated="1008"/>
        </table:table-row>
        <table:table-row table:style-name="ro5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naxu</text:p>
          </table:table-cell>
          <table:table-cell table:style-name="ce25" office:value-type="string">
            <text:p>born</text:p>
          </table:table-cell>
          <table:table-cell table:style-name="ce28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D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nitu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37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D48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obiu</text:p>
          </table:table-cell>
          <table:table-cell table:style-name="ce25" office:value-type="string">
            <text:p>get</text:p>
          </table:table-cell>
          <table:table-cell table:style-name="ce28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D4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cru</text:p>
          </table:table-cell>
          <table:table-cell table:style-name="ce25" office:value-type="string">
            <text:p>occur/happen</text:p>
          </table:table-cell>
          <table:table-cell table:style-name="ce28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D4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25" office:value-type="string">
            <text:p>offer</text:p>
          </table:table-cell>
          <table:table-cell table:style-name="ce28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D4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iru</text:p>
          </table:table-cell>
          <table:table-cell table:style-name="ce25" office:value-type="string">
            <text:p>hear</text:p>
          </table:table-cell>
          <table:table-cell table:style-name="ce28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D4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oviu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obliviscatur</text:p>
          </table:table-cell>
          <table:table-cell office:value-type="string">
            <text:p>a u</text:p>
          </table:table-cell>
          <table:table-cell office:value-type="string">
            <text:p>vergessen</text:p>
          </table:table-cell>
          <table:table-cell office:value-type="string">
            <text:p>BA</text:p>
          </table:table-cell>
          <table:table-cell table:formula="of:=LEN([.D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25" office:value-type="string">
            <text:p>open</text:p>
          </table:table-cell>
          <table:table-cell table:style-name="ce28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D48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25" office:value-type="string">
            <text:p>pay</text:p>
          </table:table-cell>
          <table:table-cell table:style-name="ce28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D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25" office:value-type="string">
            <text:p>stop</text:p>
          </table:table-cell>
          <table:table-cell table:style-name="ce28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D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25" office:value-type="string">
            <text:p>happen/pass</text:p>
          </table:table-cell>
          <table:table-cell table:style-name="ce28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D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atu</text:p>
          </table:table-cell>
          <table:table-cell table:style-name="ce25" office:value-type="string">
            <text:p>leave</text:p>
          </table:table-cell>
          <table:table-cell table:style-name="ce28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D49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25" office:value-type="string">
            <text:p>able </text:p>
          </table:table-cell>
          <table:table-cell table:style-name="ce28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D4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25" office:value-type="string">
            <text:p>explain</text:p>
          </table:table-cell>
          <table:table-cell table:style-name="ce28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D4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mu</text:p>
          </table:table-cell>
          <table:table-cell table:style-name="ce25" office:value-type="string">
            <text:p>permit/allow</text:p>
          </table:table-cell>
          <table:table-cell table:style-name="ce28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D4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D496])" office:value-type="float" office:value="4">
            <text:p>4</text:p>
          </table:table-cell>
          <table:table-cell table:number-columns-repeated="1008"/>
        </table:table-row>
        <table:table-row table:style-name="ro6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pezu</text:p>
          </table:table-cell>
          <table:table-cell table:style-name="ce25" office:value-type="string">
            <text:p>introduce/present</text:p>
          </table:table-cell>
          <table:table-cell table:style-name="ce28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D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25" office:value-type="string">
            <text:p>like</text:p>
          </table:table-cell>
          <table:table-cell table:style-name="ce28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D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25" office:value-type="string">
            <text:p>try</text:p>
          </table:table-cell>
          <table:table-cell table:style-name="ce28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D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25" office:value-type="string">
            <text:p>produce</text:p>
          </table:table-cell>
          <table:table-cell table:style-name="ce28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D5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D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poru</text:p>
          </table:table-cell>
          <table:table-cell table:style-name="ce25" office:value-type="string">
            <text:p>carry</text:p>
          </table:table-cell>
          <table:table-cell table:style-name="ce28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D5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posu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D5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25" office:value-type="string">
            <text:p>getup/raise</text:p>
          </table:table-cell>
          <table:table-cell table:style-name="ce28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D5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25" office:value-type="string">
            <text:p>achieve</text:p>
          </table:table-cell>
          <table:table-cell table:style-name="ce28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D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du</text:p>
          </table:table-cell>
          <table:table-cell table:style-name="ce25" office:value-type="string">
            <text:p>return/comeback</text:p>
          </table:table-cell>
          <table:table-cell table:style-name="ce28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D5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ju</text:p>
          </table:table-cell>
          <table:table-cell table:style-name="ce25" office:value-type="string">
            <text:p>reach</text:p>
          </table:table-cell>
          <table:table-cell table:style-name="ce28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D5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25" office:value-type="string">
            <text:p>turnout</text:p>
          </table:table-cell>
          <table:table-cell table:style-name="ce28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D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gu</text:p>
          </table:table-cell>
          <table:table-cell table:style-name="ce25" office:value-type="string">
            <text:p>recognize</text:p>
          </table:table-cell>
          <table:table-cell table:style-name="ce28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D5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verb</text:p>
          </table:table-cell>
          <table:table-cell office:value-type="string">
            <text:p>rimu</text:p>
          </table:table-cell>
          <table:table-cell table:style-name="ce25" office:value-type="string">
            <text:p>remember</text:p>
          </table:table-cell>
          <table:table-cell table:style-name="ce28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D5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r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D5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rydu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D5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D51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25" office:value-type="string">
            <text:p>takeout</text:p>
          </table:table-cell>
          <table:table-cell table:style-name="ce28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D5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aru</text:p>
          </table:table-cell>
          <table:table-cell table:style-name="ce25" office:value-type="string">
            <text:p>goout</text:p>
          </table:table-cell>
          <table:table-cell table:style-name="ce28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D5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ciu</text:p>
          </table:table-cell>
          <table:table-cell table:style-name="ce25" office:value-type="string">
            <text:p>know/meet</text:p>
          </table:table-cell>
          <table:table-cell table:style-name="ce28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D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25" office:value-type="string">
            <text:p>achieve</text:p>
          </table:table-cell>
          <table:table-cell table:style-name="ce28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D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25" office:value-type="string">
            <text:p>seem</text:p>
          </table:table-cell>
          <table:table-cell table:style-name="ce28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D5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nu</text:p>
          </table:table-cell>
          <table:table-cell table:style-name="ce25" office:value-type="string">
            <text:p>feel</text:p>
          </table:table-cell>
          <table:table-cell table:style-name="ce28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D5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25" office:value-type="string">
            <text:p>serve/function</text:p>
          </table:table-cell>
          <table:table-cell table:style-name="ce28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D5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gu</text:p>
          </table:table-cell>
          <table:table-cell table:style-name="ce25" office:value-type="string">
            <text:p>follow</text:p>
          </table:table-cell>
          <table:table-cell table:style-name="ce28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D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sipu</text:p>
          </table:table-cell>
          <table:table-cell table:style-name="ce25" office:value-type="string">
            <text:p>suppose</text:p>
          </table:table-cell>
          <table:table-cell table:style-name="ce28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D5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itu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D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verb</text:p>
          </table:table-cell>
          <table:table-cell office:value-type="string">
            <text:p>sodu</text:p>
          </table:table-cell>
          <table:table-cell table:style-name="ce25" office:value-type="string">
            <text:p>consider</text:p>
          </table:table-cell>
          <table:table-cell table:style-name="ce28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D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sonu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D5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agu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D5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aru</text:p>
          </table:table-cell>
          <table:table-cell table:style-name="ce25" office:value-type="string">
            <text:p>bring</text:p>
          </table:table-cell>
          <table:table-cell table:style-name="ce28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D5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enu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D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ra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D52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izu</text:p>
          </table:table-cell>
          <table:table-cell table:style-name="ce25" office:value-type="string">
            <text:p>use</text:p>
          </table:table-cell>
          <table:table-cell table:style-name="ce28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D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25" office:value-type="string">
            <text:p>touch/play</text:p>
          </table:table-cell>
          <table:table-cell table:style-name="ce28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D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25" office:value-type="string">
            <text:p>take</text:p>
          </table:table-cell>
          <table:table-cell table:style-name="ce28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D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toru</text:p>
          </table:table-cell>
          <table:table-cell table:style-name="ce25" office:value-type="string">
            <text:p>treat</text:p>
          </table:table-cell>
          <table:table-cell table:style-name="ce28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D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25" office:value-type="string">
            <text:p>study</text:p>
          </table:table-cell>
          <table:table-cell table:style-name="ce28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D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aru</text:p>
          </table:table-cell>
          <table:table-cell table:style-name="ce25" office:value-type="string">
            <text:p>wait</text:p>
          </table:table-cell>
          <table:table-cell table:style-name="ce28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D5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table:style-name="ce25" office:value-type="string">
            <text:p>come</text:p>
          </table:table-cell>
          <table:table-cell table:style-name="ce28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D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ez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D5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ivo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D5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b</text:p>
          </table:table-cell>
          <table:table-cell office:value-type="string">
            <text:p>vohu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D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volu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D5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edu</text:p>
          </table:table-cell>
          <table:table-cell table:style-name="ce25" office:value-type="string">
            <text:p>stay, sit</text:p>
          </table:table-cell>
          <table:table-cell table:style-name="ce28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D5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b</text:p>
          </table:table-cell>
          <table:table-cell office:value-type="string">
            <text:p>xosu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D542])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42">
          <table:sort>
            <table:sort-by table:field-number="3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10/18/2019</text:date>, <text:time>08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8T08:54:15.38</dc:date>
    <meta:editing-duration>P13DT10H11M37S</meta:editing-duration>
    <meta:editing-cycles>104</meta:editing-cycles>
    <meta:document-statistic meta:table-count="10" meta:cell-count="7624" meta:object-count="0"/>
  </office:meta>
</office:document-meta>
</file>